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82cm"/>
    </style:style>
    <style:style style:name="P1" style:family="paragraph" style:parent-style-name="Standard">
      <style:text-properties style:font-name="Arial" fo:font-size="15pt" style:text-underline-style="solid" style:text-underline-width="auto" style:text-underline-color="font-color" fo:font-weight="bold" officeooo:rsid="0000d666" officeooo:paragraph-rsid="0000d666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color="#ff0000" style:font-name="Arial" fo:font-size="15pt" style:text-underline-style="solid" style:text-underline-width="auto" style:text-underline-color="font-color" fo:font-weight="bold" officeooo:rsid="0000d666" officeooo:paragraph-rsid="0000d66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style:font-name="Arial" fo:font-size="18pt" style:text-underline-style="solid" style:text-underline-width="auto" style:text-underline-color="font-color" fo:font-weight="bold" officeooo:rsid="0000d666" officeooo:paragraph-rsid="0000d666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8pt" style:text-underline-style="none" fo:font-weight="bold" officeooo:rsid="0000d666" officeooo:paragraph-rsid="0000d666" style:font-size-asian="15.75pt" style:font-weight-asian="bold" style:font-size-complex="18pt" style:font-weight-complex="bold"/>
    </style:style>
    <style:style style:name="P5" style:family="paragraph" style:parent-style-name="Table_20_Contents" style:list-style-name="L1">
      <style:paragraph-properties fo:text-align="start" style:justify-single-word="false"/>
      <style:text-properties style:font-name="Arial" fo:font-size="13pt" officeooo:rsid="00093b13" officeooo:paragraph-rsid="00093b13" style:font-size-asian="13pt" style:font-size-complex="13pt"/>
    </style:style>
    <style:style style:name="P6" style:family="paragraph" style:parent-style-name="Table_20_Contents" style:list-style-name="L2">
      <style:paragraph-properties fo:text-align="start" style:justify-single-word="false"/>
      <style:text-properties style:font-name="Arial" fo:font-size="13pt" officeooo:rsid="00093b13" officeooo:paragraph-rsid="00093b13" style:font-size-asian="13pt" style:font-size-complex="13pt"/>
    </style:style>
    <style:style style:name="P7" style:family="paragraph" style:parent-style-name="Table_20_Contents" style:list-style-name="L2">
      <style:paragraph-properties fo:text-align="start" style:justify-single-word="false"/>
      <style:text-properties style:font-name="Arial" fo:font-size="13pt" style:font-size-asian="13pt" style:font-size-complex="13pt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Arial"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color="#00a933" style:font-name="Arial" fo:font-size="15pt" fo:font-weight="bold" officeooo:rsid="00047b74" officeooo:paragraph-rsid="00047b74" style:font-size-asian="13.1000003814697pt" style:font-weight-asian="bold" style:font-size-complex="1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0000" style:font-name="Arial" fo:font-size="15pt" fo:font-weight="bold" officeooo:rsid="00047b74" officeooo:paragraph-rsid="00047b74" style:font-size-asian="13.1000003814697pt" style:font-weight-asian="bold" style:font-size-complex="1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2a6099" style:font-name="Arial" fo:font-size="15pt" fo:font-weight="bold" officeooo:rsid="00047b74" officeooo:paragraph-rsid="00047b74" style:font-size-asian="13.1000003814697pt" style:font-weight-asian="bold" style:font-size-complex="1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8000" style:font-name="Arial" fo:font-size="15pt" fo:font-weight="bold" officeooo:rsid="00047b74" officeooo:paragraph-rsid="00047b74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5pt" style:text-underline-style="none" fo:font-weight="normal" officeooo:rsid="0000d666" officeooo:paragraph-rsid="00047b74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8pt" style:text-underline-style="none" fo:font-weight="bold" officeooo:rsid="0000d666" officeooo:paragraph-rsid="00047b74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officeooo:paragraph-rsid="00028dbd"/>
    </style:style>
    <style:style style:name="P16" style:family="paragraph" style:parent-style-name="Standard">
      <style:paragraph-properties fo:text-align="start" style:justify-single-word="false"/>
      <style:text-properties style:font-name="Arial" fo:font-size="15pt" officeooo:paragraph-rsid="00040de6"/>
    </style:style>
    <style:style style:name="P17" style:family="paragraph" style:parent-style-name="Standard">
      <style:paragraph-properties fo:text-align="start" style:justify-single-word="false"/>
      <style:text-properties style:font-name="Arial" fo:font-size="15pt" officeooo:rsid="00047b74" officeooo:paragraph-rsid="00047b74"/>
    </style:style>
    <style:style style:name="T1" style:family="text">
      <style:text-properties style:text-underline-style="none"/>
    </style:style>
    <style:style style:name="T2" style:family="text">
      <style:text-properties officeooo:rsid="00039901"/>
    </style:style>
    <style:style style:name="T3" style:family="text">
      <style:text-properties style:font-name="Arial1"/>
    </style:style>
    <style:style style:name="T4" style:family="text">
      <style:text-properties style:font-name="Arial1" style:font-size-asian="15pt" style:font-size-complex="15pt"/>
    </style:style>
    <style:style style:name="T5" style:family="text">
      <style:text-properties style:font-name="Arial1" officeooo:rsid="00040de6" style:font-size-asian="15pt" style:font-size-complex="15pt"/>
    </style:style>
    <style:style style:name="T6" style:family="text">
      <style:text-properties style:font-name="Arial1" officeooo:rsid="00047b74" style:font-size-asian="15pt" style:font-size-complex="15pt"/>
    </style:style>
    <style:style style:name="T7" style:family="text">
      <style:text-properties style:font-name="Arial1" fo:font-weight="bold" officeooo:rsid="00040de6" style:font-size-asian="15pt" style:font-weight-asian="bold" style:font-size-complex="15pt" style:font-weight-complex="bold"/>
    </style:style>
    <style:style style:name="T8" style:family="text">
      <style:text-properties style:font-name="Arial1" fo:font-weight="normal" style:font-size-asian="15pt" style:font-weight-asian="normal" style:font-size-complex="15pt" style:font-weight-complex="normal"/>
    </style:style>
    <style:style style:name="T9" style:family="text">
      <style:text-properties style:font-name="Arial1" fo:font-weight="normal" officeooo:rsid="00040de6" style:font-size-asian="15pt" style:font-weight-asian="normal" style:font-size-complex="15pt" style:font-weight-complex="normal"/>
    </style:style>
    <style:style style:name="T10" style:family="text">
      <style:text-properties style:font-name="Arial1" fo:font-weight="normal" officeooo:rsid="00066823" style:font-size-asian="15pt" style:font-weight-asian="normal" style:font-size-complex="15pt" style:font-weight-complex="normal"/>
    </style:style>
    <style:style style:name="T11" style:family="text">
      <style:text-properties fo:color="#000000" style:text-underline-style="none" fo:font-weight="normal" officeooo:rsid="00028dbd" style:font-size-asian="13.1000003814697pt" style:font-weight-asian="normal" style:font-size-complex="15pt" style:font-weight-complex="normal"/>
    </style:style>
    <style:style style:name="T12" style:family="text">
      <style:text-properties fo:color="#000000" style:text-underline-style="none" fo:font-weight="normal" officeooo:rsid="00039901" style:font-size-asian="13.1000003814697pt" style:font-weight-asian="normal" style:font-size-complex="15pt" style:font-weight-complex="normal"/>
    </style:style>
    <style:style style:name="T13" style:family="text">
      <style:text-properties fo:color="#000000" style:text-underline-style="none" fo:font-weight="bold" officeooo:rsid="00039901" style:font-size-asian="13.1000003814697pt" style:font-weight-asian="bold" style:font-size-complex="15pt" style:font-weight-complex="bold"/>
    </style:style>
    <style:style style:name="T14" style:family="text">
      <style:text-properties officeooo:rsid="000a5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2">x</text:span>el RODRIGUEZ / Mohamed HASSANI / Théo RENAUD<text:span text:style-name="T1"><text:tab/> <text:s text:c="2"/></text:span>Gr.1-2</text:p>
      <text:p text:style-name="P2"/>
      <text:p text:style-name="P3">Compte Rendu Éco SAE 1.06 :</text:p>
      <text:p text:style-name="P3"/>
      <text:p text:style-name="P4">Q1)</text:p>
      <text:p text:style-name="P15"><text:span text:style-name="T11">Les demandeurs et offreurs </text:span><text:span text:style-name="T12">sont souvent des </text:span><text:span text:style-name="T13">opportunistes</text:span><text:span text:style-name="T12">, c’est un </text:span><text:span text:style-name="T4">groupe de particuliers voit la consommation collaborative comme un moyen de regagner du pouvoir d'achat en réalisant des économies ou en gagnant de l'argent. </text:span><text:span text:style-name="T5">Ils utilisent majoritairement les réseaux sociaux pour évaluer les marques, les produits, etc. et lire les avis laissés par les autres clients.</text:span></text:p>
      <text:p text:style-name="P16"><text:span text:style-name="T5">On a aussi les </text:span><text:span text:style-name="T7">futurs adeptes idéalistes </text:span><text:span text:style-name="T9">qui, à l’inverse des </text:span><text:span text:style-name="T7">opportunistes</text:span><text:span text:style-name="T9">, connaissent mal la consommation collaborative, mais qui développent une passion pour les pratiques collaboratives, ils manquent en revanche de pratiques justement, et par conséquent, revêtent un attrait particulier </text:span><text:span text:style-name="T8">principalement basé sur l'expérience positive et authentique, le développement personnel, la convivialité, la créativité, etc.</text:span></text:p>
      <text:p text:style-name="P17"><text:span text:style-name="T8">Concernant de nouveaux </text:span><text:span text:style-name="T10">acteurs économiques, </text:span></text:p>
      <text:p text:style-name="P16"><text:span text:style-name="T8"/></text:p>
      <text:p text:style-name="P14"><text:span text:style-name="T4">Q</text:span><text:span text:style-name="T6">2</text:span><text:span text:style-name="T4">)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9">Forces</text:p>
          </table:table-cell>
          <table:table-cell table:style-name="Tableau1.B1" office:value-type="string">
            <text:p text:style-name="P10">Faiblesses</text:p>
          </table:table-cell>
        </table:table-row>
        <table:table-row>
          <table:table-cell table:style-name="Tableau1.A2" office:value-type="string">
            <text:list xml:id="list3032574324" text:style-name="L1">
              <text:list-item>
                <text:p text:style-name="P5">Vente physique <text:span text:style-name="T14">ET</text:span> en ligne</text:p>
              </text:list-item>
              <text:list-item>
                <text:p text:style-name="P5"/>
              </text:list-item>
            </text:list>
          </table:table-cell>
          <table:table-cell table:style-name="Tableau1.B2" office:value-type="string">
            <text:list xml:id="list95013696671363" text:continue-numbering="true" text:style-name="L1">
              <text:list-item>
                <text:p text:style-name="P8"/>
              </text:list-item>
            </text:list>
          </table:table-cell>
        </table:table-row>
        <table:table-row>
          <table:table-cell table:style-name="Tableau1.A2" office:value-type="string">
            <text:p text:style-name="P11">Opportunités</text:p>
          </table:table-cell>
          <table:table-cell table:style-name="Tableau1.B2" office:value-type="string">
            <text:p text:style-name="P12">Menaces</text:p>
          </table:table-cell>
        </table:table-row>
        <table:table-row table:style-name="Tableau1.4">
          <table:table-cell table:style-name="Tableau1.A2" office:value-type="string">
            <text:list xml:id="list1320851992" text:style-name="L2">
              <text:list-item>
                <text:p text:style-name="P7"/>
              </text:list-item>
            </text:list>
          </table:table-cell>
          <table:table-cell table:style-name="Tableau1.B2" office:value-type="string">
            <text:list xml:id="list95013408408729" text:continue-numbering="true" text:style-name="L2">
              <text:list-item>
                <text:p text:style-name="P6">La concurrence, sur le marché depuis plus longtemps que nous <text:span text:style-name="T14">(InterSport, Decathlon, …)</text:span></text:p>
              </text:list-item>
              <text:list-item>
                <text:p text:style-name="P6"/>
              </text:list-item>
            </text:list>
          </table:table-cell>
        </table:table-row>
      </table:table>
      <text:p text:style-name="P1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0T08:41:48.457482984</meta:creation-date>
    <dc:date>2022-01-06T09:50:11.950448756</dc:date>
    <meta:editing-duration>PT1H27M33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1" meta:paragraph-count="17" meta:word-count="161" meta:character-count="1074" meta:non-whitespace-character-count="928"/>
  </office:meta>
</office:document-meta>
</file>